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1cm" draw:marker-start="Circle" draw:marker-start-width="0.12cm" draw:marker-end="Circle" draw:marker-end-width="0.12cm" draw:fill="none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49cm" svg:y1="2.5cm" svg:x2="3.49cm" svg:y2="0.5cm">
          <text:p/>
        </draw:line>
        <draw:line draw:style-name="gr1" draw:text-style-name="P1" draw:layer="layout" svg:x1="1.49cm" svg:y1="0.5cm" svg:x2="2.74cm" svg:y2="4cm">
          <text:p/>
        </draw:line>
        <draw:frame draw:style-name="gr2" draw:layer="layout" svg:width="1.235cm" svg:height="0.521cm" svg:x="0.23cm" svg:y="0.011cm">
          <draw:text-box>
            <text:p>P<text:span text:style-name="T1">1</text:span> (2,4)</text:p>
          </draw:text-box>
        </draw:frame>
        <draw:frame draw:style-name="gr2" draw:layer="layout" svg:width="1.235cm" svg:height="0.521cm" svg:x="2.73cm" svg:y="3.761cm">
          <draw:text-box>
            <text:p>P<text:span text:style-name="T1">2</text:span> (3,1)</text:p>
          </draw:text-box>
        </draw:frame>
        <draw:frame draw:style-name="gr2" draw:layer="layout" svg:width="1.235cm" svg:height="0.521cm" svg:x="2.99cm" svg:y="0.011cm">
          <draw:text-box>
            <text:p>P<text:span text:style-name="T1">3</text:span> (4,4)</text:p>
          </draw:text-box>
        </draw:frame>
        <draw:frame draw:style-name="gr2" draw:layer="layout" svg:width="1.235cm" svg:height="0.521cm" svg:x="-0.01cm" svg:y="2.5cm">
          <draw:text-box>
            <text:p>P<text:span text:style-name="T1">4</text:span> (1,2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6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9-28T23:46:24</meta:creation-date>
    <dc:date>2012-09-28T23:53:28</dc:date>
    <dc:creator>Darran Kartaschew</dc:creator>
    <meta:editing-duration>PT7M4S</meta:editing-duration>
    <meta:editing-cycles>3</meta:editing-cycles>
    <meta:generator>OpenOffice.org/3.4$Solaris_x86 OpenOffice.org_project/340m1$Build-9590</meta:generator>
    <meta:document-statistic meta:object-count="6"/>
  </office:meta>
</office:document-meta>
</file>